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14a75e" officeooo:paragraph-rsid="0014a75e"/>
    </style:style>
    <style:style style:name="P2" style:family="paragraph" style:parent-style-name="Standard">
      <style:paragraph-properties fo:line-height="150%" fo:text-align="justify" style:justify-single-word="false"/>
      <style:text-properties style:font-name="Times New Roman" fo:font-style="italic" officeooo:rsid="0014a75e" officeooo:paragraph-rsid="0014a75e" style:font-style-asian="italic" style:font-style-complex="italic"/>
    </style:style>
    <style:style style:name="P3" style:family="paragraph" style:parent-style-name="Standard">
      <style:paragraph-properties fo:line-height="150%" fo:text-align="justify" style:justify-single-word="false"/>
      <style:text-properties style:font-name="Times New Roman" officeooo:rsid="0014a75e" officeooo:paragraph-rsid="0014a75e"/>
    </style:style>
    <style:style style:name="T1" style:family="text">
      <style:text-properties officeooo:rsid="0016010f"/>
    </style:style>
    <style:style style:name="T2" style:family="text">
      <style:text-properties officeooo:rsid="0017db5c"/>
    </style:style>
    <style:style style:name="T3" style:family="text">
      <style:text-properties officeooo:rsid="00195e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erre</text:p>
      <text:p text:style-name="P1"/>
      <text:p text:style-name="P1"><text:tab/>Pierre débarque en Grande Bretagne à la suite de Josephé <text:span text:style-name="T3">et pérégrine sur le territoire avec la compagnie</text:span>. Un soir que Chanaan assassine par jalousie ses douze frères, Siméon s'apprête à faire de même avec <text:span text:style-name="T3">lui, son cousin</text:span>. Mais au moment de le poignarder, il rate son cœur et le blesse <text:span text:style-name="T1">gravement</text:span> à l'épaule. Alors que les chrétiens reprennent l<text:span text:style-name="T3">eur</text:span> route, Pierre <text:span text:style-name="T1">préfère</text:span> rester avec son compagnon Pharam. <text:span text:style-name="T1">Ce dernier, <text:s/>malgré quelques connaissances en guérison, ne parvient pas à soigner l'épaule de Pierre qui décide finalement de partir, convaincu qu'en gagnant la mer il trouvera l'aide qu'il recherche. Sur la côte, une nef l'attend. Pierre embarque et disparaît.</text:span></text:p>
      <text:p text:style-name="P1"/>
      <text:p text:style-name="P1"><text:tab/><text:span text:style-name="T2">Pierre débarque sur l'île du roi Orcan. La fille du roi trouve Pierre allongé dans la nef, décide de le conduire secrètement au château de son père et promet de le guérir. Une fois isolé dans une salle du château, la jeune fille fait libérer et amener un médecin chrétien détenu au château. Ce dernier parvient à guérir Pierre.</text:span></text:p>
      <text:p text:style-name="P1"/>
      <text:p text:style-name="P1"><text:tab/><text:span text:style-name="T2">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1"><text:tab/><text:span text:style-name="T2">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5T09:41:14.692082054</meta:creation-date>
    <dc:date>2015-06-16T15:37:52.314711941</dc:date>
    <dc:creator>Gauthier </dc:creator>
    <meta:editing-duration>PT28M17S</meta:editing-duration>
    <meta:editing-cycles>5</meta:editing-cycles>
    <meta:generator>LibreOffice/4.2.8.2$Linux_X86_64 LibreOffice_project/420m0$Build-2</meta:generator>
    <meta:document-statistic meta:table-count="0" meta:image-count="0" meta:object-count="0" meta:page-count="1" meta:paragraph-count="5" meta:word-count="277" meta:character-count="1609" meta:non-whitespace-character-count="1332"/>
  </office:meta>
</office:document-meta>
</file>